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.5in" fo:text-indent="0in" style:auto-text-indent="false"/>
    </style:style>
    <style:style style:name="P2" style:family="paragraph" style:parent-style-name="Standard">
      <style:paragraph-properties fo:margin-left="0in" fo:margin-right="0.5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Robert Brancale<text:tab/></text:p>
      <text:p text:style-name="P1">Darnel Clayton</text:p>
      <text:p text:style-name="P1">Final Project – Table Creation Queries</text:p>
      <text:p text:style-name="P1"/>
      <text:p text:style-name="P1">mysql&gt; CREATE TABLE Adverse_Effect ( ae_id INT(11) NOT NULL AUTO_INCREMENT, severity varchar(255) NOT NULL, description varchar(255) NOT NULL, med_id INT(11) NOT NULL, pt_id INT(11) NOT NULL, PRIMARY KEY(ae_id) )ENGINE=InnoDB;</text:p>
      <text:p text:style-name="P1">Query OK, 0 rows affected (0.05 sec)</text:p>
      <text:p text:style-name="P1"/>
      <text:p text:style-name="P1"/>
      <text:p text:style-name="P1">mysql&gt; CREATE TABLE Patient ( patient_id INT(11) NOT NULL AUTO_INCREMENT, dob INT(11) NOT NULL, fname varchar(255) NOT NULL, lname varchar(255) NOT NULL, phone INT(11) NOT NULL, pcp_id INT(11) NOT NULL, med_id INT(11) NOT NULL, house INT(11) NOT NULL, street_name varchar(255) NOT NULL, town varchar(255) NOT NULL, ae_id INT(11) NOT NULL, PRIMARY KEY(patient_id) )ENGINE=InnoDB;</text:p>
      <text:p text:style-name="P1">Query OK, 0 rows affected (0.04 sec)</text:p>
      <text:p text:style-name="P1"/>
      <text:p text:style-name="P1">mysql&gt; CREATE TABLE Medication ( med_id INT(11) NOT NULL AUTO_INCREMENT, quantity INT(11) NOT NULL, formulation varchar(255) NOT NULL, pt_id INT(11) NOT NULL, ae_id INT(11) NOT NULL, md_id INT(11) NOT NULL, PRIMARY KEY(med_id) )ENGINE=InnoDB;</text:p>
      <text:p text:style-name="P1">Query OK, 0 rows affected (0.07 sec)</text:p>
      <text:p text:style-name="P1"/>
      <text:p text:style-name="P1">mysql&gt; CREATE TABLE Physician (</text:p>
      <text:p text:style-name="P1"><text:s text:c="4"/>-&gt; physician_id INT(11) NOT NULL AUTO_INCREMENT,</text:p>
      <text:p text:style-name="P1"><text:s text:c="4"/>-&gt; npi INT(11) NOT NULL,</text:p>
      <text:p text:style-name="P1"><text:s text:c="4"/>-&gt; license INT(11) NOT NULL,</text:p>
      <text:p text:style-name="P1"><text:s text:c="4"/>-&gt; pt_id INT(11) NOT NULL,</text:p>
      <text:p text:style-name="P1"><text:s text:c="4"/>-&gt; med_id INT(11) NOT NULL,</text:p>
      <text:p text:style-name="P1"><text:s text:c="4"/>-&gt; PRIMARY KEY(physician_id)</text:p>
      <text:p text:style-name="P1"><text:s text:c="4"/>-&gt; )ENGINE=InnoDB;</text:p>
      <text:p text:style-name="P1">Query OK, 0 rows affected (0.04 sec)</text:p>
      <text:p text:style-name="P1"/>
      <text:p text:style-name="P1"/>
      <text:p text:style-name="P2"><text:tab/>mysql&gt; ALTER TABLE Patient ADD FOREIGN KEY(pcp_id) REFERENCES <text:tab/>Physician(physician_id);</text:p>
      <text:p text:style-name="P1">Query OK, 0 rows affected (0.12 sec)</text:p>
      <text:p text:style-name="P1">Records: 0 <text:s/>Duplicates: 0 <text:s/>Warnings: 0</text:p>
      <text:p text:style-name="P1"/>
      <text:p text:style-name="P2"><text:tab/>mysql&gt; ALTER TABLE Patient ADD FOREIGN KEY(med_id) REFERENCES <text:tab/>Medication(med_id);</text:p>
      <text:p text:style-name="P1">Query OK, 0 rows affected (0.10 sec)</text:p>
      <text:p text:style-name="P1">Records: 0 <text:s/>Duplicates: 0 <text:s/>Warnings: 0</text:p>
      <text:p text:style-name="P1"/>
      <text:p text:style-name="P1"/>
      <text:p text:style-name="P1"><text:soft-page-break/></text:p>
      <text:p text:style-name="P1"/>
      <text:p text:style-name="P1">mysql&gt; ALTER TABLE Patient ADD FOREIGN KEY(ae_id) REFERENCES Adverse_Effect(ae_d);</text:p>
      <text:p text:style-name="P1">Query OK, 0 rows affected (0.11 sec)</text:p>
      <text:p text:style-name="P1">Records: 0 <text:s/>Duplicates: 0 <text:s/>Warnings: 0</text:p>
      <text:p text:style-name="P1"/>
      <text:p text:style-name="P1">mysql&gt; ALTER TABLE Medication ADD FOREIGN KEY(pt_id) REFERENCES Patient(patient_id);</text:p>
      <text:p text:style-name="P1">Query OK, 0 rows affected (0.08 sec)</text:p>
      <text:p text:style-name="P1">Records: 0 <text:s/>Duplicates: 0 <text:s/>Warnings: 0</text:p>
      <text:p text:style-name="P1"/>
      <text:p text:style-name="P1">mysql&gt; ALTER TABLE Medication ADD FOREIGN KEY(ae_id) REFERENCES Adverse_Effect(ae_id);</text:p>
      <text:p text:style-name="P1">Query OK, 0 rows affected (0.10 sec)</text:p>
      <text:p text:style-name="P1">Records: 0 <text:s/>Duplicates: 0 <text:s/>Warnings: 0</text:p>
      <text:p text:style-name="P1"/>
      <text:p text:style-name="P1">mysql&gt; ALTER TABLE Medication ADD FOREIGN KEY(md_id) REFERENCES Physician(physician_id);</text:p>
      <text:p text:style-name="P1">Query OK, 0 rows affected (0.10 sec)</text:p>
      <text:p text:style-name="P1">Records: 0 <text:s/>Duplicates: 0 <text:s/>Warnings: 0</text:p>
      <text:p text:style-name="P1"/>
      <text:p text:style-name="P1">mysql&gt; ALTER TABLE Physician ADD FOREIGN KEY(pt_id) REFERENCES Patient(patient_id);</text:p>
      <text:p text:style-name="P1">Query OK, 0 rows affected (0.10 sec)</text:p>
      <text:p text:style-name="P1">Records: 0 <text:s/>Duplicates: 0 <text:s/>Warnings: 0</text:p>
      <text:p text:style-name="P1"/>
      <text:p text:style-name="P1">mysql&gt; ALTER TABLE Physician ADD FOREIGN KEY(med_id) REFERENCES Medication(med_id);</text:p>
      <text:p text:style-name="P1">Query OK, 0 rows affected (0.09 sec)</text:p>
      <text:p text:style-name="P1">Records: 0 <text:s/>Duplicates: 0 <text:s/>Warnings: 0</text:p>
      <text:p text:style-name="P1"/>
      <text:p text:style-name="P1">mysql&gt; ALTER TABLE Adverse_Effect ADD FOREIGN KEY(med_id) REFERENCES Medication</text:p>
      <text:p text:style-name="P1">(med_id);</text:p>
      <text:p text:style-name="P1">Query OK, 0 rows affected (0.08 sec)</text:p>
      <text:p text:style-name="P1">Records: 0 <text:s/>Duplicates: 0 <text:s/>Warnings: 0</text:p>
      <text:p text:style-name="P1"/>
      <text:p text:style-name="P1">mysql&gt; ALTER TABLE Adverse_Effect ADD FOREIGN KEY(pt_id) REFERENCES Patient(patient_id);</text:p>
      <text:p text:style-name="P1">Query OK, 0 rows affected (0.10 sec)</text:p>
      <text:p text:style-name="P1">Records: 0 <text:s/>Duplicates: 0 <text:s/>Warnings: 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 Brancale</meta:initial-creator>
    <meta:creation-date>2015-03-02T00:29:16.53</meta:creation-date>
    <meta:document-statistic meta:table-count="0" meta:image-count="0" meta:object-count="0" meta:page-count="2" meta:paragraph-count="49" meta:word-count="410" meta:character-count="2909"/>
    <dc:date>2015-03-02T00:40:02.46</dc:date>
    <dc:creator>Robert Brancale</dc:creator>
    <meta:editing-duration>PT10M47S</meta:editing-duration>
    <meta:editing-cycles>1</meta:editing-cycles>
    <meta:generator>OpenOffice/4.1.1$Win32 OpenOffice.org_project/411m6$Build-9775</meta:generator>
  </office:meta>
</office:document-meta>
</file>